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line-height="150%" fo:text-align="center" style:justify-single-word="false"/>
      <style:text-properties style:font-name="Tahoma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Tahoma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Tahoma" fo:font-size="8pt" fo:font-weight="bold" style:font-size-asian="8pt" style:font-weight-asian="bold" style:font-size-complex="8pt" style:font-weight-complex="bold"/>
    </style:style>
  </office:automatic-styles>
  <office:body>
    <office:text>
      <text:tracked-changes text:track-changes="false">
        <text:changed-region text:id="ct182642272">
          <text:insertion>
            <office:change-info>
              <dc:creator>Auteur inconnu</dc:creator>
              <dc:date>2011-03-25T11:29:00</dc:date>
            </office:change-info>
          </text:insertion>
        </text:changed-region>
        <text:changed-region text:id="ct179418232">
          <text:insertion>
            <office:change-info>
              <dc:creator>Auteur inconnu</dc:creator>
              <dc:date>2011-03-25T10:58:00</dc:date>
            </office:change-info>
          </text:insertion>
        </text:changed-region>
        <text:changed-region text:id="ct178509160">
          <text:insertion>
            <office:change-info>
              <dc:creator>Auteur inconnu</dc:creator>
              <dc:date>2011-03-25T11:05:00</dc:date>
            </office:change-info>
          </text:insertion>
        </text:changed-region>
        <text:changed-region text:id="ct178023512">
          <text:insertion>
            <office:change-info>
              <dc:creator>Gauthier Bastien</dc:creator>
              <dc:date>2011-03-24T14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ervice urbanisme</text:p>
      <text:p text:style-name="P3">Responsable:</text:p>
      <text:p text:style-name="P2">M. WOUTERS B.</text:p>
      <text:p text:style-name="P3">Agent traitant:</text:p>
      <text:p text:style-name="P2"><text:change-start text:change-id="ct182642272"/>self.getFoldermanagers()[0].getPersonTitle(short=True)<text:change-end text:change-id="ct182642272"/> <text:s/><text:change-start text:change-id="ct179418232"/>unicode(self.getFoldermanagers()[0].getName1(), 'utf-8').upper()<text:change-end text:change-id="ct179418232"/> <text:change-start text:change-id="ct178509160"/>unicode(self.getFoldermanagers()[0].getName2()[0], 'utf-8').upper()<text:change-end text:change-id="ct178509160"/>.</text:p>
      <text:p text:style-name="P2"><text:change-start text:change-id="ct178023512"/>self.getFoldermanagers()[0].getPhone()<text:change-end text:change-id="ct1780235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entered" style:family="paragraph" style:parent-style-name="Standard">
      <style:paragraph-properties fo:text-align="center" style:justify-single-word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1-01-17T11:25:12</meta:creation-date>
    <dc:date>2011-03-25T11:33:51</dc:date>
    <meta:editing-duration>PT02H18M54S</meta:editing-duration>
    <meta:editing-cycles>32</meta:editing-cycles>
    <meta:generator>OpenOffice.org/3.1$Linux OpenOffice.org_project/310m19$Build-9420</meta:generator>
    <meta:document-statistic meta:table-count="0" meta:image-count="0" meta:object-count="0" meta:page-count="1" meta:paragraph-count="6" meta:word-count="14" meta:character-count="284"/>
  </office:meta>
</office:document-meta>
</file>